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indivídu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7), (3, 1), (4, 8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2), (2, 8), (3, 6), (4, 1), (5, 3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7), (3, 5), (4, 3), (5, 1), (6, 6), (7, 8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1), (3, 6), (4, 2), (5, 5), (6, 8), (7, 4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8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5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7), (2, 3), (3, 8), (4, 2), (5, 5), (6, 1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3), (2, 6), (3, 8), (4, 1), (5, 5), (6, 7), (7, 2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5), (2, 8), (3, 4), (4, 1), (5, 3), (6, 6), (7, 2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1), (2, 6), (3, 8), (4, 3), (5, 7), (6, 4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4), (4, 2), (5, 7), (6, 3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7), (2, 3), (3, 8), (4, 2), (5, 5), (6, 1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4), (3, 8), (4, 5), (5, 3), (6, 1), (7, 6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1), (2, 5), (3, 8), (4, 6), (5, 3), (6, 7), (7, 2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3), (4, 6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1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1), (5, 7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1), (3, 5), (4, 8), (5, 2), (6, 7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3), (2, 1), (3, 7), (4, 5), (5, 8), (6, 2), (7, 4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1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5), (4, 8), (5, 2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6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1), (3, 5), (4, 8), (5, 2), (6, 7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7), (2, 1), (3, 3), (4, 8), (5, 6), (6, 4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1), (3, 3), (4, 7), (5, 4), (6, 8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5), (2, 8), (3, 4), (4, 1), (5, 3), (6, 6), (7, 2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1), (4, 7), (5, 2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7), (3, 5), (4, 1), (5, 8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3), (2, 6), (3, 8), (4, 1), (5, 4), (6, 7), (7, 5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2), (2, 7), (3, 5), (4, 8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6), (2, 8), (3, 2), (4, 4), (5, 1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3), (2, 5), (3, 7), (4, 1), (5, 4), (6, 2), (7, 8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8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6), (2, 8), (3, 1), (4, 7), (5, 4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2), (2, 8), (3, 6), (4, 1), (5, 3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7), (2, 1), (3, 3), (4, 8), (5, 6), (6, 4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8), (3, 5), (4, 2), (5, 6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2), (3, 8), (4, 5), (5, 7), (6, 1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5), (2, 7), (3, 1), (4, 3), (5, 8), (6, 6), (7, 4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4), (4, 6), (5, 1), (6, 3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6), (2, 3), (3, 5), (4, 8), (5, 1), (6, 4), (7, 2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6), (2, 3), (3, 7), (4, 4), (5, 1), (6, 8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8), (2, 2), (3, 5), (4, 3), (5, 1), (6, 7), (7, 4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6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2), (2, 5), (3, 8), (4, 4), (5, 7), (6, 3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3), (2, 6), (3, 4), (4, 2), (5, 8), (6, 5), (7, 7), (8, 1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8), (3, 5), (4, 3), (5, 1), (6, 7), (7, 2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7), (2, 2), (3, 4), (4, 1), (5, 8), (6, 5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6), (2, 4), (3, 7), (4, 1), (5, 3), (6, 5), (7, 2), (8, 8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3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4), (3, 8), (4, 3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4), (3, 7), (4, 3), (5, 6), (6, 2), (7, 5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1), (3, 5), (4, 8), (5, 6), (6, 3), (7, 7), (8, 2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6), (2, 4), (3, 7), (4, 1), (5, 8), (6, 2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6), (2, 2), (3, 7), (4, 1), (5, 3), (6, 5), (7, 8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7), (2, 3), (3, 1), (4, 6), (5, 8), (6, 5), (7, 2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2), (2, 5), (3, 7), (4, 1), (5, 3), (6, 8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8), (3, 1), (4, 3), (5, 6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7), (2, 2), (3, 6), (4, 3), (5, 1), (6, 4), (7, 8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8), (2, 1), (3, 4), (4, 2), (5, 7), (6, 6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2), (3, 7), (4, 3), (5, 6), (6, 8), (7, 1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2), (2, 5), (3, 7), (4, 4), (5, 1), (6, 8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5), (4, 8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7), (2, 2), (3, 8), (4, 5), (5, 1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5), (2, 1), (3, 4), (4, 6), (5, 8), (6, 2), (7, 7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7), (2, 4), (3, 2), (4, 5), (5, 8), (6, 1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6), (3, 1), (4, 5), (5, 2), (6, 8), (7, 3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3), (2, 1), (3, 7), (4, 5), (5, 8), (6, 2), (7, 4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3), (2, 8), (3, 4), (4, 7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5), (2, 1), (3, 8), (4, 6), (5, 3), (6, 7), (7, 2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5), (2, 8), (3, 4), (4, 1), (5, 7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8), (3, 5), (4, 3), (5, 1), (6, 7), (7, 2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2), (2, 5), (3, 7), (4, 1), (5, 3), (6, 8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6), (2, 8), (3, 2), (4, 4), (5, 1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1), (2, 7), (3, 5), (4, 8), (5, 2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1), (2, 7), (3, 4), (4, 6), (5, 8), (6, 2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8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8), (2, 1), (3, 7), (4, 4), (5, 2), (6, 5), (7, 8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8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8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s/>(0.5555555555555556,) </text:p>
          </table:table-cell>
          <table:table-cell office:value-type="string" calcext:value-type="string">
            <text:p><text:s/>[(1, 1), (2, 3), (3, 6), (4, 6), (5, 2), (6, 5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2), (2, 6), (3, 1), (4, 7), (5, 4), (6, 8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8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8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8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8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8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8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8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8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8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8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8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8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8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8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8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8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7), (3, 4), (4, 1), (5, 8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1), (2, 7), (3, 5), (4, 8), (5, 2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1), (2, 7), (3, 5), (4, 8), (5, 2), (6, 4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2), (2, 7), (3, 3), (4, 6), (5, 8), (6, 5), (7, 1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2), (2, 5), (3, 7), (4, 1), (5, 3), (6, 8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8), (2, 4), (3, 1), (4, 3), (5, 6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2), (3, 8), (4, 5), (5, 7), (6, 1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6), (2, 1), (3, 5), (4, 2), (5, 8), (6, 3), (7, 7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8), (3, 1), (4, 5), (5, 7), (6, 2), (7, 6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2), (2, 5), (3, 7), (4, 1), (5, 3), (6, 8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6), (2, 3), (3, 1), (4, 7), (5, 5), (6, 8), (7, 2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2), (3, 8), (4, 6), (5, 1), (6, 3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3), (2, 1), (3, 6), (4, 4), (5, 2), (6, 7), (7, 5), (8, 3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2), (2, 6), (3, 1), (4, 7), (5, 4), (6, 8), (7, 3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8), (3, 1), (4, 3), (5, 6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6), (2, 2), (3, 7), (4, 1), (5, 3), (6, 5), (7, 8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5), (2, 1), (3, 8), (4, 4), (5, 2), (6, 7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5), (2, 1), (3, 8), (4, 4), (5, 2), (6, 7), (7, 3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7), (2, 3), (3, 8), (4, 2), (5, 5), (6, 1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8), (2, 4), (3, 1), (4, 3), (5, 6), (6, 2), (7, 7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7), (2, 3), (3, 1), (4, 6), (5, 8), (6, 5), (7, 2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3), (2, 1), (3, 7), (4, 5), (5, 8), (6, 2), (7, 4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7), (2, 3), (3, 8), (4, 2), (5, 5), (6, 1), (7, 6), (8, 4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5), (2, 8), (3, 4), (4, 1), (5, 3), (6, 6), (7, 2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7), (3, 3), (4, 8), (5, 2), (6, 5), (7, 1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3), (2, 5), (3, 2), (4, 8), (5, 1), (6, 7), (7, 4), (8, 6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<text:s/>(0.7142857142857143,) </text:p>
          </table:table-cell>
          <table:table-cell office:value-type="string" calcext:value-type="string">
            <text:p><text:s/>[(1, 1), (2, 3), (3, 8), (4, 6), (5, 4), (6, 2), (7, 5), (8, 7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3), (2, 8), (3, 4), (4, 7), (5, 1), (6, 6), (7, 2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3), (2, 7), (3, 2), (4, 8), (5, 6), (6, 4), (7, 1), (8, 5)]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6), (2, 3), (3, 7), (4, 2), (5, 8), (6, 5), (7, 1), (8, 4)]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emente</text:p>
          </table:table-cell>
          <table:table-cell table:style-name="ce1" office:value-type="string" calcext:value-type="string">
            <text:p>fitness</text:p>
          </table:table-cell>
          <table:table-cell table:style-name="ce1" office:value-type="string" calcext:value-type="string">
            <text:p>indivídu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1), (2, 5), (3, 8), (4, 6), (5, 3), (6, 7), (7, 2), (8, 4)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1), (2, 6), (3, 8), (4, 3), (5, 7), (6, 4), (7, 2), (8, 5)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1), (2, 7), (3, 4), (4, 6), (5, 8), (6, 2), (7, 5), (8, 3)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1), (2, 7), (3, 5), (4, 8), (5, 2), (6, 4), (7, 6), (8, 3)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1), (2, 7), (3, 5), (4, 8), (5, 2), (6, 4), (7, 6), (8, 3)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1), (2, 7), (3, 5), (4, 8), (5, 2), (6, 4), (7, 6), (8, 3)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2), (2, 5), (3, 7), (4, 1), (5, 3), (6, 8), (7, 6), (8, 4)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2), (2, 5), (3, 7), (4, 1), (5, 3), (6, 8), (7, 6), (8, 4)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2), (2, 5), (3, 7), (4, 1), (5, 3), (6, 8), (7, 6), (8, 4)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2), (2, 5), (3, 7), (4, 1), (5, 3), (6, 8), (7, 6), (8, 4)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2), (2, 5), (3, 7), (4, 4), (5, 1), (6, 8), (7, 6), (8, 3)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2), (2, 6), (3, 1), (4, 7), (5, 4), (6, 8), (7, 3), (8, 5)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2), (2, 6), (3, 1), (4, 7), (5, 4), (6, 8), (7, 3), (8, 5)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2), (2, 7), (3, 3), (4, 6), (5, 8), (6, 5), (7, 1), (8, 4)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2), (2, 7), (3, 5), (4, 8), (5, 1), (6, 4), (7, 6), (8, 3)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2), (2, 8), (3, 6), (4, 1), (5, 3), (6, 5), (7, 7), (8, 4)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2), (2, 8), (3, 6), (4, 1), (5, 3), (6, 5), (7, 7), (8, 4)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3), (2, 1), (3, 7), (4, 5), (5, 8), (6, 2), (7, 4), (8, 6)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3), (2, 1), (3, 7), (4, 5), (5, 8), (6, 2), (7, 4), (8, 6)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3), (2, 1), (3, 7), (4, 5), (5, 8), (6, 2), (7, 4), (8, 6)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3), (2, 5), (3, 2), (4, 8), (5, 1), (6, 7), (7, 4), (8, 6)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3), (2, 5), (3, 7), (4, 1), (5, 4), (6, 2), (7, 8), (8, 6)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3), (2, 6), (3, 4), (4, 2), (5, 8), (6, 5), (7, 7), (8, 1)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3), (2, 6), (3, 8), (4, 1), (5, 4), (6, 7), (7, 5), (8, 2)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3), (2, 6), (3, 8), (4, 1), (5, 5), (6, 7), (7, 2), (8, 4)]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3), (2, 7), (3, 2), (4, 8), (5, 6), (6, 4), (7, 1), (8, 5)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3), (2, 8), (3, 4), (4, 7), (5, 1), (6, 6), (7, 2), (8, 5)]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3), (2, 8), (3, 4), (4, 7), (5, 1), (6, 6), (7, 2), (8, 5)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1), (3, 5), (4, 8), (5, 2), (6, 7), (7, 3), (8, 6)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1), (3, 5), (4, 8), (5, 2), (6, 7), (7, 3), (8, 6)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1), (3, 5), (4, 8), (5, 6), (6, 3), (7, 7), (8, 2)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2), (3, 7), (4, 3), (5, 6), (6, 8), (7, 1), (8, 5)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2), (3, 8), (4, 5), (5, 7), (6, 1), (7, 3), (8, 6)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2), (3, 8), (4, 5), (5, 7), (6, 1), (7, 3), (8, 6)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2), (3, 8), (4, 6), (5, 1), (6, 3), (7, 5), (8, 7)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6), (3, 1), (4, 5), (5, 2), (6, 8), (7, 3), (8, 7)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7), (3, 1), (4, 8), (5, 5), (6, 2), (7, 6), (8, 3)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7), (3, 3), (4, 8), (5, 2), (6, 5), (7, 1), (8, 6)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7), (3, 5), (4, 3), (5, 1), (6, 6), (7, 8), (8, 2)]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8), (3, 1), (4, 3), (5, 6), (6, 2), (7, 7), (8, 5)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8), (3, 1), (4, 3), (5, 6), (6, 2), (7, 7), (8, 5)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8), (3, 1), (4, 5), (5, 7), (6, 2), (7, 6), (8, 3)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8), (3, 5), (4, 3), (5, 1), (6, 7), (7, 2), (8, 6)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4), (2, 8), (3, 5), (4, 3), (5, 1), (6, 7), (7, 2), (8, 6)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5), (2, 1), (3, 4), (4, 6), (5, 8), (6, 2), (7, 7), (8, 3)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5), (2, 1), (3, 8), (4, 4), (5, 2), (6, 7), (7, 3), (8, 6)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5), (2, 1), (3, 8), (4, 4), (5, 2), (6, 7), (7, 3), (8, 6)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5), (2, 1), (3, 8), (4, 6), (5, 3), (6, 7), (7, 2), (8, 4)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5), (2, 7), (3, 1), (4, 3), (5, 8), (6, 6), (7, 4), (8, 2)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5), (2, 8), (3, 4), (4, 1), (5, 3), (6, 6), (7, 2), (8, 7)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5), (2, 8), (3, 4), (4, 1), (5, 3), (6, 6), (7, 2), (8, 7)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5), (2, 8), (3, 4), (4, 1), (5, 3), (6, 6), (7, 2), (8, 7)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5), (2, 8), (3, 4), (4, 1), (5, 7), (6, 2), (7, 6), (8, 3)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6), (2, 1), (3, 5), (4, 2), (5, 8), (6, 3), (7, 7), (8, 4)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6), (2, 2), (3, 7), (4, 1), (5, 3), (6, 5), (7, 8), (8, 4)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6), (2, 2), (3, 7), (4, 1), (5, 3), (6, 5), (7, 8), (8, 4)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6), (2, 3), (3, 1), (4, 7), (5, 5), (6, 8), (7, 2), (8, 4)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6), (2, 3), (3, 5), (4, 8), (5, 1), (6, 4), (7, 2), (8, 7)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6), (2, 3), (3, 7), (4, 2), (5, 8), (6, 5), (7, 1), (8, 4)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6), (2, 3), (3, 7), (4, 4), (5, 1), (6, 8), (7, 2), (8, 5)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6), (2, 4), (3, 7), (4, 1), (5, 3), (6, 5), (7, 2), (8, 8)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6), (2, 4), (3, 7), (4, 1), (5, 8), (6, 2), (7, 5), (8, 3)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6), (2, 8), (3, 2), (4, 4), (5, 1), (6, 7), (7, 5), (8, 3)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6), (2, 8), (3, 2), (4, 4), (5, 1), (6, 7), (7, 5), (8, 3)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7), (2, 1), (3, 3), (4, 8), (5, 6), (6, 4), (7, 2), (8, 5)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7), (2, 1), (3, 3), (4, 8), (5, 6), (6, 4), (7, 2), (8, 5)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7), (2, 2), (3, 4), (4, 1), (5, 8), (6, 5), (7, 3), (8, 6)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7), (2, 2), (3, 6), (4, 3), (5, 1), (6, 4), (7, 8), (8, 5)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7), (2, 3), (3, 1), (4, 6), (5, 8), (6, 5), (7, 2), (8, 4)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7), (2, 3), (3, 1), (4, 6), (5, 8), (6, 5), (7, 2), (8, 4)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7), (2, 3), (3, 8), (4, 2), (5, 5), (6, 1), (7, 6), (8, 4)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7), (2, 3), (3, 8), (4, 2), (5, 5), (6, 1), (7, 6), (8, 4)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7), (2, 3), (3, 8), (4, 2), (5, 5), (6, 1), (7, 6), (8, 4)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7), (2, 3), (3, 8), (4, 2), (5, 5), (6, 1), (7, 6), (8, 4)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7), (2, 4), (3, 2), (4, 5), (5, 8), (6, 1), (7, 3), (8, 6)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8), (2, 2), (3, 5), (4, 3), (5, 1), (6, 7), (7, 4), (8, 6)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8), (2, 4), (3, 1), (4, 3), (5, 6), (6, 2), (7, 7), (8, 5)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(1.0,) </text:p>
          </table:table-cell>
          <table:table-cell office:value-type="string" calcext:value-type="string">
            <text:p><text:s/>[(1, 8), (2, 4), (3, 1), (4, 3), (5, 6), (6, 2), (7, 7), (8, 5)]</text:p>
          </table:table-cell>
        </table:table-row>
      </table:table>
      <table:table table:name="Pivot Table_Sheet2_1" table:style-name="ta1">
        <table:table-column table:style-name="co2" table:default-cell-style-name="ce4"/>
        <table:table-column table:style-name="co1" table:default-cell-style-name="ce8"/>
        <table:table-row table:style-name="ro1">
          <table:table-cell table:style-name="ce2" office:value-type="string" calcext:value-type="string">
            <text:p>indivíduo</text:p>
          </table:table-cell>
          <table:table-cell table:style-name="ce6" office:value-type="string" calcext:value-type="string">
            <text:p>Count - semente</text:p>
          </table:table-cell>
        </table:table-row>
        <table:table-row table:style-name="ro1">
          <table:table-cell table:style-name="ce3" office:value-type="string" calcext:value-type="string">
            <text:p><text:s/>[(1, 1), (2, 5), (3, 8), (4, 6), (5, 3), (6, 7), (7, 2), (8, 4)]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1), (2, 6), (3, 8), (4, 3), (5, 7), (6, 4), (7, 2), (8, 5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1), (2, 7), (3, 4), (4, 6), (5, 8), (6, 2), (7, 5), (8, 3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1), (2, 7), (3, 5), (4, 8), (5, 2), (6, 4), (7, 6), (8, 3)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[(1, 2), (2, 5), (3, 7), (4, 1), (5, 3), (6, 8), (7, 6), (8, 4)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[(1, 2), (2, 5), (3, 7), (4, 4), (5, 1), (6, 8), (7, 6), (8, 3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2), (2, 6), (3, 1), (4, 7), (5, 4), (6, 8), (7, 3), (8, 5)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[(1, 2), (2, 7), (3, 3), (4, 6), (5, 8), (6, 5), (7, 1), (8, 4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2), (2, 7), (3, 5), (4, 8), (5, 1), (6, 4), (7, 6), (8, 3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2), (2, 8), (3, 6), (4, 1), (5, 3), (6, 5), (7, 7), (8, 4)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[(1, 3), (2, 1), (3, 7), (4, 5), (5, 8), (6, 2), (7, 4), (8, 6)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[(1, 3), (2, 5), (3, 2), (4, 8), (5, 1), (6, 7), (7, 4), (8, 6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3), (2, 5), (3, 7), (4, 1), (5, 4), (6, 2), (7, 8), (8, 6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3), (2, 6), (3, 4), (4, 2), (5, 8), (6, 5), (7, 7), (8, 1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3), (2, 6), (3, 8), (4, 1), (5, 4), (6, 7), (7, 5), (8, 2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3), (2, 6), (3, 8), (4, 1), (5, 5), (6, 7), (7, 2), (8, 4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3), (2, 7), (3, 2), (4, 8), (5, 6), (6, 4), (7, 1), (8, 5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3), (2, 8), (3, 4), (4, 7), (5, 1), (6, 6), (7, 2), (8, 5)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[(1, 4), (2, 1), (3, 5), (4, 8), (5, 2), (6, 7), (7, 3), (8, 6)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[(1, 4), (2, 1), (3, 5), (4, 8), (5, 6), (6, 3), (7, 7), (8, 2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4), (2, 2), (3, 7), (4, 3), (5, 6), (6, 8), (7, 1), (8, 5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4), (2, 2), (3, 8), (4, 5), (5, 7), (6, 1), (7, 3), (8, 6)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[(1, 4), (2, 2), (3, 8), (4, 6), (5, 1), (6, 3), (7, 5), (8, 7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4), (2, 6), (3, 1), (4, 5), (5, 2), (6, 8), (7, 3), (8, 7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4), (2, 7), (3, 1), (4, 8), (5, 5), (6, 2), (7, 6), (8, 3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4), (2, 7), (3, 3), (4, 8), (5, 2), (6, 5), (7, 1), (8, 6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4), (2, 7), (3, 5), (4, 3), (5, 1), (6, 6), (7, 8), (8, 2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4), (2, 8), (3, 1), (4, 3), (5, 6), (6, 2), (7, 7), (8, 5)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[(1, 4), (2, 8), (3, 1), (4, 5), (5, 7), (6, 2), (7, 6), (8, 3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4), (2, 8), (3, 5), (4, 3), (5, 1), (6, 7), (7, 2), (8, 6)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[(1, 5), (2, 1), (3, 4), (4, 6), (5, 8), (6, 2), (7, 7), (8, 3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5), (2, 1), (3, 8), (4, 4), (5, 2), (6, 7), (7, 3), (8, 6)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[(1, 5), (2, 1), (3, 8), (4, 6), (5, 3), (6, 7), (7, 2), (8, 4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5), (2, 7), (3, 1), (4, 3), (5, 8), (6, 6), (7, 4), (8, 2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5), (2, 8), (3, 4), (4, 1), (5, 3), (6, 6), (7, 2), (8, 7)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[(1, 5), (2, 8), (3, 4), (4, 1), (5, 7), (6, 2), (7, 6), (8, 3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6), (2, 1), (3, 5), (4, 2), (5, 8), (6, 3), (7, 7), (8, 4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6), (2, 2), (3, 7), (4, 1), (5, 3), (6, 5), (7, 8), (8, 4)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[(1, 6), (2, 3), (3, 1), (4, 7), (5, 5), (6, 8), (7, 2), (8, 4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6), (2, 3), (3, 5), (4, 8), (5, 1), (6, 4), (7, 2), (8, 7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6), (2, 3), (3, 7), (4, 2), (5, 8), (6, 5), (7, 1), (8, 4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6), (2, 3), (3, 7), (4, 4), (5, 1), (6, 8), (7, 2), (8, 5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6), (2, 4), (3, 7), (4, 1), (5, 3), (6, 5), (7, 2), (8, 8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6), (2, 4), (3, 7), (4, 1), (5, 8), (6, 2), (7, 5), (8, 3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6), (2, 8), (3, 2), (4, 4), (5, 1), (6, 7), (7, 5), (8, 3)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[(1, 7), (2, 1), (3, 3), (4, 8), (5, 6), (6, 4), (7, 2), (8, 5)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[(1, 7), (2, 2), (3, 4), (4, 1), (5, 8), (6, 5), (7, 3), (8, 6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7), (2, 2), (3, 6), (4, 3), (5, 1), (6, 4), (7, 8), (8, 5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7), (2, 3), (3, 1), (4, 6), (5, 8), (6, 5), (7, 2), (8, 4)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[(1, 7), (2, 3), (3, 8), (4, 2), (5, 5), (6, 1), (7, 6), (8, 4)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[(1, 7), (2, 4), (3, 2), (4, 5), (5, 8), (6, 1), (7, 3), (8, 6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8), (2, 2), (3, 5), (4, 3), (5, 1), (6, 7), (7, 4), (8, 6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(1, 8), (2, 4), (3, 1), (4, 3), (5, 6), (6, 2), (7, 7), (8, 5)]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 office:value-type="float" office:value="78" calcext:value-type="float">
            <text:p>78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[(1,2),(2,4),(3,6),(4,8),(5,3),(6,1),(7,7),(8,5)</text:p>
          </table:table-cell>
          <table:table-cell table:style-name="Default" office:value-type="string" calcext:value-type="string">
            <text:p>Heitor</text:p>
          </table:table-cell>
        </table:table-row>
      </table:table>
      <table:named-expressions/>
      <table:database-ranges>
        <table:database-range table:name="__Anonymous_Sheet_DB__0" table:target-range-address="Sheet1.A1:Sheet1.C5764" table:display-filter-buttons="true">
          <table:filter>
            <table:filter-and>
              <table:filter-condition table:field-number="1" table:value=" (1.0,) " table:operator="="/>
            </table:filter-and>
          </table:filter>
        </table:database-range>
        <table:database-range table:name="__Anonymous_Sheet_DB__1" table:target-range-address="Sheet2.A1:Sheet2.C79">
          <table:sort>
            <table:sort-by table:field-number="2" table:data-type="automatic"/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Sheet2_1'.A1:'Pivot Table_Sheet2_1'.B55" table:buttons="'Pivot Table_Sheet2_1'.A1" table:show-filter-button="false" table:drill-down-on-double-click="false">
          <table:source-cell-range table:cell-range-address="Sheet2.A1:Sheet2.C7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divíduo" table:orientation="row" table:used-hierarchy="0" table:function="auto">
            <table:data-pilot-level table:show-empty="false" calcext:repeat-item-labels="false">
              <table:data-pilot-members>
                <table:data-pilot-member table:name=" [(1, 1), (2, 5), (3, 8), (4, 6), (5, 3), (6, 7), (7, 2), (8, 4)]" table:display="true" table:show-details="true"/>
                <table:data-pilot-member table:name=" [(1, 1), (2, 6), (3, 8), (4, 3), (5, 7), (6, 4), (7, 2), (8, 5)]" table:display="true" table:show-details="true"/>
                <table:data-pilot-member table:name=" [(1, 1), (2, 7), (3, 4), (4, 6), (5, 8), (6, 2), (7, 5), (8, 3)]" table:display="true" table:show-details="true"/>
                <table:data-pilot-member table:name=" [(1, 1), (2, 7), (3, 5), (4, 8), (5, 2), (6, 4), (7, 6), (8, 3)]" table:display="true" table:show-details="true"/>
                <table:data-pilot-member table:name=" [(1, 2), (2, 5), (3, 7), (4, 1), (5, 3), (6, 8), (7, 6), (8, 4)]" table:display="true" table:show-details="true"/>
                <table:data-pilot-member table:name=" [(1, 2), (2, 5), (3, 7), (4, 4), (5, 1), (6, 8), (7, 6), (8, 3)]" table:display="true" table:show-details="true"/>
                <table:data-pilot-member table:name=" [(1, 2), (2, 6), (3, 1), (4, 7), (5, 4), (6, 8), (7, 3), (8, 5)]" table:display="true" table:show-details="true"/>
                <table:data-pilot-member table:name=" [(1, 2), (2, 7), (3, 3), (4, 6), (5, 8), (6, 5), (7, 1), (8, 4)]" table:display="true" table:show-details="true"/>
                <table:data-pilot-member table:name=" [(1, 2), (2, 7), (3, 5), (4, 8), (5, 1), (6, 4), (7, 6), (8, 3)]" table:display="true" table:show-details="true"/>
                <table:data-pilot-member table:name=" [(1, 2), (2, 8), (3, 6), (4, 1), (5, 3), (6, 5), (7, 7), (8, 4)]" table:display="true" table:show-details="true"/>
                <table:data-pilot-member table:name=" [(1, 3), (2, 1), (3, 7), (4, 5), (5, 8), (6, 2), (7, 4), (8, 6)]" table:display="true" table:show-details="true"/>
                <table:data-pilot-member table:name=" [(1, 3), (2, 5), (3, 2), (4, 8), (5, 1), (6, 7), (7, 4), (8, 6)]" table:display="true" table:show-details="true"/>
                <table:data-pilot-member table:name=" [(1, 3), (2, 5), (3, 7), (4, 1), (5, 4), (6, 2), (7, 8), (8, 6)]" table:display="true" table:show-details="true"/>
                <table:data-pilot-member table:name=" [(1, 3), (2, 6), (3, 4), (4, 2), (5, 8), (6, 5), (7, 7), (8, 1)]" table:display="true" table:show-details="true"/>
                <table:data-pilot-member table:name=" [(1, 3), (2, 6), (3, 8), (4, 1), (5, 4), (6, 7), (7, 5), (8, 2)]" table:display="true" table:show-details="true"/>
                <table:data-pilot-member table:name=" [(1, 3), (2, 6), (3, 8), (4, 1), (5, 5), (6, 7), (7, 2), (8, 4)]" table:display="true" table:show-details="true"/>
                <table:data-pilot-member table:name=" [(1, 3), (2, 7), (3, 2), (4, 8), (5, 6), (6, 4), (7, 1), (8, 5)]" table:display="true" table:show-details="true"/>
                <table:data-pilot-member table:name=" [(1, 3), (2, 8), (3, 4), (4, 7), (5, 1), (6, 6), (7, 2), (8, 5)]" table:display="true" table:show-details="true"/>
                <table:data-pilot-member table:name=" [(1, 4), (2, 1), (3, 5), (4, 8), (5, 2), (6, 7), (7, 3), (8, 6)]" table:display="true" table:show-details="true"/>
                <table:data-pilot-member table:name=" [(1, 4), (2, 1), (3, 5), (4, 8), (5, 6), (6, 3), (7, 7), (8, 2)]" table:display="true" table:show-details="true"/>
                <table:data-pilot-member table:name=" [(1, 4), (2, 2), (3, 7), (4, 3), (5, 6), (6, 8), (7, 1), (8, 5)]" table:display="true" table:show-details="true"/>
                <table:data-pilot-member table:name=" [(1, 4), (2, 2), (3, 8), (4, 5), (5, 7), (6, 1), (7, 3), (8, 6)]" table:display="true" table:show-details="true"/>
                <table:data-pilot-member table:name=" [(1, 4), (2, 2), (3, 8), (4, 6), (5, 1), (6, 3), (7, 5), (8, 7)]" table:display="true" table:show-details="true"/>
                <table:data-pilot-member table:name=" [(1, 4), (2, 6), (3, 1), (4, 5), (5, 2), (6, 8), (7, 3), (8, 7)]" table:display="true" table:show-details="true"/>
                <table:data-pilot-member table:name=" [(1, 4), (2, 7), (3, 1), (4, 8), (5, 5), (6, 2), (7, 6), (8, 3)]" table:display="true" table:show-details="true"/>
                <table:data-pilot-member table:name=" [(1, 4), (2, 7), (3, 3), (4, 8), (5, 2), (6, 5), (7, 1), (8, 6)]" table:display="true" table:show-details="true"/>
                <table:data-pilot-member table:name=" [(1, 4), (2, 7), (3, 5), (4, 3), (5, 1), (6, 6), (7, 8), (8, 2)]" table:display="true" table:show-details="true"/>
                <table:data-pilot-member table:name=" [(1, 4), (2, 8), (3, 1), (4, 3), (5, 6), (6, 2), (7, 7), (8, 5)]" table:display="true" table:show-details="true"/>
                <table:data-pilot-member table:name=" [(1, 4), (2, 8), (3, 1), (4, 5), (5, 7), (6, 2), (7, 6), (8, 3)]" table:display="true" table:show-details="true"/>
                <table:data-pilot-member table:name=" [(1, 4), (2, 8), (3, 5), (4, 3), (5, 1), (6, 7), (7, 2), (8, 6)]" table:display="true" table:show-details="true"/>
                <table:data-pilot-member table:name=" [(1, 5), (2, 1), (3, 4), (4, 6), (5, 8), (6, 2), (7, 7), (8, 3)]" table:display="true" table:show-details="true"/>
                <table:data-pilot-member table:name=" [(1, 5), (2, 1), (3, 8), (4, 4), (5, 2), (6, 7), (7, 3), (8, 6)]" table:display="true" table:show-details="true"/>
                <table:data-pilot-member table:name=" [(1, 5), (2, 1), (3, 8), (4, 6), (5, 3), (6, 7), (7, 2), (8, 4)]" table:display="true" table:show-details="true"/>
                <table:data-pilot-member table:name=" [(1, 5), (2, 7), (3, 1), (4, 3), (5, 8), (6, 6), (7, 4), (8, 2)]" table:display="true" table:show-details="true"/>
                <table:data-pilot-member table:name=" [(1, 5), (2, 8), (3, 4), (4, 1), (5, 3), (6, 6), (7, 2), (8, 7)]" table:display="true" table:show-details="true"/>
                <table:data-pilot-member table:name=" [(1, 5), (2, 8), (3, 4), (4, 1), (5, 7), (6, 2), (7, 6), (8, 3)]" table:display="true" table:show-details="true"/>
                <table:data-pilot-member table:name=" [(1, 6), (2, 1), (3, 5), (4, 2), (5, 8), (6, 3), (7, 7), (8, 4)]" table:display="true" table:show-details="true"/>
                <table:data-pilot-member table:name=" [(1, 6), (2, 2), (3, 7), (4, 1), (5, 3), (6, 5), (7, 8), (8, 4)]" table:display="true" table:show-details="true"/>
                <table:data-pilot-member table:name=" [(1, 6), (2, 3), (3, 1), (4, 7), (5, 5), (6, 8), (7, 2), (8, 4)]" table:display="true" table:show-details="true"/>
                <table:data-pilot-member table:name=" [(1, 6), (2, 3), (3, 5), (4, 8), (5, 1), (6, 4), (7, 2), (8, 7)]" table:display="true" table:show-details="true"/>
                <table:data-pilot-member table:name=" [(1, 6), (2, 3), (3, 7), (4, 2), (5, 8), (6, 5), (7, 1), (8, 4)]" table:display="true" table:show-details="true"/>
                <table:data-pilot-member table:name=" [(1, 6), (2, 3), (3, 7), (4, 4), (5, 1), (6, 8), (7, 2), (8, 5)]" table:display="true" table:show-details="true"/>
                <table:data-pilot-member table:name=" [(1, 6), (2, 4), (3, 7), (4, 1), (5, 3), (6, 5), (7, 2), (8, 8)]" table:display="true" table:show-details="true"/>
                <table:data-pilot-member table:name=" [(1, 6), (2, 4), (3, 7), (4, 1), (5, 8), (6, 2), (7, 5), (8, 3)]" table:display="true" table:show-details="true"/>
                <table:data-pilot-member table:name=" [(1, 6), (2, 8), (3, 2), (4, 4), (5, 1), (6, 7), (7, 5), (8, 3)]" table:display="true" table:show-details="true"/>
                <table:data-pilot-member table:name=" [(1, 7), (2, 1), (3, 3), (4, 8), (5, 6), (6, 4), (7, 2), (8, 5)]" table:display="true" table:show-details="true"/>
                <table:data-pilot-member table:name=" [(1, 7), (2, 2), (3, 4), (4, 1), (5, 8), (6, 5), (7, 3), (8, 6)]" table:display="true" table:show-details="true"/>
                <table:data-pilot-member table:name=" [(1, 7), (2, 2), (3, 6), (4, 3), (5, 1), (6, 4), (7, 8), (8, 5)]" table:display="true" table:show-details="true"/>
                <table:data-pilot-member table:name=" [(1, 7), (2, 3), (3, 1), (4, 6), (5, 8), (6, 5), (7, 2), (8, 4)]" table:display="true" table:show-details="true"/>
                <table:data-pilot-member table:name=" [(1, 7), (2, 3), (3, 8), (4, 2), (5, 5), (6, 1), (7, 6), (8, 4)]" table:display="true" table:show-details="true"/>
                <table:data-pilot-member table:name=" [(1, 7), (2, 4), (3, 2), (4, 5), (5, 8), (6, 1), (7, 3), (8, 6)]" table:display="true" table:show-details="true"/>
                <table:data-pilot-member table:name=" [(1, 8), (2, 2), (3, 5), (4, 3), (5, 1), (6, 7), (7, 4), (8, 6)]" table:display="true" table:show-details="true"/>
                <table:data-pilot-member table:name=" [(1, 8), (2, 4), (3, 1), (4, 3), (5, 6), (6, 2), (7, 7), (8, 5)]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mente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6T18:49:23.746140575</meta:creation-date>
    <dc:date>2019-12-16T19:01:48.046057709</dc:date>
    <meta:editing-duration>PT2M14S</meta:editing-duration>
    <meta:editing-cycles>1</meta:editing-cycles>
    <meta:document-statistic meta:table-count="3" meta:cell-count="8998" meta:object-count="0"/>
    <meta:generator>LibreOffice/6.3.4.2.0$Linux_X86_64 LibreOffice_project/1e2df71cb6a569bbaaffb70308950743964880ae</meta:generator>
  </office:meta>
</office:document-meta>
</file>